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, sans-serif"/>
    <style:font-face style:name="Lucida Console" svg:font-family="'Lucida Console'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style:text-underline-style="solid" style:text-underline-width="auto" style:text-underline-color="font-color"/>
    </style:style>
    <style:style style:name="P3" style:family="paragraph" style:parent-style-name="Standard">
      <style:paragraph-properties fo:text-align="center" style:justify-single-word="false"/>
      <style:text-properties style:font-name="Times New Roman" style:text-underline-style="solid" style:text-underline-width="auto" style:text-underline-color="font-color"/>
    </style:style>
    <style:style style:name="P4" style:family="paragraph" style:parent-style-name="Standard">
      <style:paragraph-properties fo:text-align="center" style:justify-single-word="false"/>
    </style:style>
    <style:style style:name="T1" style:family="text">
      <style:text-properties style:font-name="Times New Roman"/>
    </style:style>
    <style:style style:name="T2" style:family="text">
      <style:text-properties style:font-name="Times New Roman"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variant="normal" fo:text-transform="none" fo:color="#444444" style:font-name="Calibri" fo:font-size="11.25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1. Woche</text:p>
      <text:p text:style-name="P3"/>
      <text:p text:style-name="P3">Thema: Einführung in die MicroArray-Analyse mittels R</text:p>
      <text:p text:style-name="P3"/>
      <text:p text:style-name="P4"><text:span text:style-name="T2">Gruppe 2: Yannic Lapawc</text:span><text:span text:style-name="T3">zyk, Silver Wolf, Michael Krivab</text:span></text:p>
      <text:p text:style-name="P3"/>
      <text:p text:style-name="P3">Gliederung</text:p>
      <text:p text:style-name="P2"/>
      <text:p text:style-name="P2">1.) Einleitung: Bedeutung von MicroArrays in der Bioinformatik</text:p>
      <text:p text:style-name="P1">- Wieviele Gene besitzt der Mensch?</text:p>
      <text:p text:style-name="P1"><text:tab/>- 20.000 bis 22.000</text:p>
      <text:p text:style-name="P1">- Wieviele Gene sind auf einem MicroArray enthalten? (Spezifisch: Diesen Microarrays?)</text:p>
      <text:p text:style-name="P1"><text:tab/>- mind. 20.000 Probes</text:p>
      <text:p text:style-name="Standard"><text:span text:style-name="T1"><text:tab/>- Spezifisch:</text:span> <text:bookmark text:name="rstudio_console_output"/>54.675</text:p>
      <text:p text:style-name="Standard"/>
      <text:p text:style-name="P2">2.) Was ist ein Affymetrix MicroArray Chip und wie sind diese aufgebaut?</text:p>
      <text:p text:style-name="P1">- Firma: Affymetrix (Entdeckung, Jahr, Kosten)</text:p>
      <text:p text:style-name="P1">- Spezifischer Typ: hgu133plus2 (HGU - Human Genome)</text:p>
      <text:p text:style-name="P1">- Ist ein DNA-Microarray(?)</text:p>
      <text:p text:style-name="P1">- Begriffe: PM, MM, Probe, Probe Set, Probe Pair-Bedeutung</text:p>
      <text:p text:style-name="P1"><text:tab/>- 11 Perfect Match (PM) Probes und 11 Mismatch (MM) Probes</text:p>
      <text:p text:style-name="P1"><text:tab/>- Dadurch können "falsche Bindungen abgezogen werden"</text:p>
      <text:p text:style-name="P1"><text:tab/>- 1 Wert für affy-ID besteht aus diesen 22 Einzelwerten</text:p>
      <text:p text:style-name="P1"><text:tab/>- Mittels R Einzelwerte einsehen?</text:p>
      <text:p text:style-name="P1">- Was ist eine RNA-Normalisierung?</text:p>
      <text:p text:style-name="P1"><text:tab/>- Welche von den vorherigen Werten werden von der RNA-Normalisierung genutzt?</text:p>
      <text:p text:style-name="P1"><text:tab/>- Welche anderen Normalisierungen gibt es?</text:p>
      <text:p text:style-name="P1"/>
      <text:p text:style-name="P2">3.) Implementierung von MicroArrays in R</text:p>
      <text:p text:style-name="P1">- Wie können mit R .CEL-Dateien (MicroArray Daten) eingelesen werden?</text:p>
      <text:p text:style-name="P1"><text:tab/>- package affy: Funktionen für Affymetrix-Auswertungen</text:p>
      <text:p text:style-name="P1"><text:tab/>- Typspezifische cdf-Datei: Informationen was/wo auf Chip gespeichert ist</text:p>
      <text:p text:style-name="P1">- Aufbau .CEL-Datei: Enthält Informationen über Experiment/jeden Spot und zugehörige Intensität der Hybridisierung</text:p>
      <text:p text:style-name="P1">- Daten RNA-Normalisieren -&gt; Dadurch: Entstehung der affy-ID (z.B. 1007_s_at)</text:p>
      <text:p text:style-name="P1">- Zu jeder affy-ID das entsprechende Gen zuordnen (Gen Pakete?)</text:p>
      <text:p text:style-name="P1"/>
      <text:p text:style-name="P2">4.) Qualitätsanalyse von MicroArrays in R</text:p>
      <text:p text:style-name="P1">- Ziel: Überprüfung ob Hybridisierung ohne Probleme verlief?</text:p>
      <text:p text:style-name="P1">- Chip image</text:p>
      <text:p text:style-name="P1"><text:tab/>- Name oben links auf Chip hybridisiert</text:p>
      <text:p text:style-name="P1"><text:tab/>- Kreuz mittig</text:p>
      <text:p text:style-name="P1"><text:tab/>- Karomuster in den Ecken und am Rande für die Zuordnung der Spot-Koordinaten</text:p>
      <text:p text:style-name="P1"><text:tab/>- Verschiedene Farbmarkierungen möglich</text:p>
      <text:p text:style-name="P1">- Histogramme (Signalverteilungen auf MicroArray)</text:p>
      <text:p text:style-name="P1"><text:tab/>- Einmal mit Rohdaten vor Normalisierung</text:p>
      <text:p text:style-name="P1"><text:tab/>- Einmal nach der Normalisierung</text:p>
      <text:p text:style-name="P1">- RNA-Degaration-Plot</text:p>
      <text:p text:style-name="P1"><text:tab/>- Wie gut ist die Hybridisierung von 5' nach 3'?</text:p>
      <text:p text:style-name="P1"><text:tab/>- Im Plot: 45° Winkel Kurve ist gut</text:p>
      <text:p text:style-name="P1">- Quality-Control-Plot</text:p>
      <text:p text:style-name="P1"><text:tab/>- Was sagt dieser aus?</text:p>
      <text:p text:style-name="P1"><text:soft-page-break/><text:tab/>- Informationen: Wie gut alle Chips zueinander sind/ob sie Vergleichbar sind/Markergene</text:p>
      <text:p text:style-name="P1"/>
      <text:p text:style-name="P2">5.) Quellen</text:p>
      <text:p text:style-name="P1">http://www.charite-bioinformatik.de/lehre.html</text:p>
      <text:p text:style-name="P1">https://www.youtube.com/watch?v=oV7YFpyWg3E</text:p>
      <text:p text:style-name="P1">https://www.youtube.com/watch?v=BxI7p7MR95c</text:p>
      <text:p text:style-name="P1">https://www.bioconductor.org/help/workflows/arrays/</text:p>
      <text:p text:style-name="P1">http://bioinformatics.knowledgeblog.org/2011/06/20/analysing-microarray-data-in-bioconductor/</text:p>
      <text:p text:style-name="P1">https://www.biostars.org/p/53870/</text:p>
      <text:p text:style-name="P1">http://www.biospektrum.de/blatt/d_bs_pdf&amp;_id=932850</text:p>
      <text:p text:style-name="P1">https://en.wikipedia.org/wiki/DNA_microarray</text:p>
      <text:p text:style-name="P1">http://lectures.molgen.mpg.de/Algorithmische_Bioinformatik_WS0607/steinhoff1.pdf</text:p>
      <text:p text:style-name="P1"><text:a xlink:type="simple" xlink:href="https://bioconductor.org/packages/release/data/annotation/html/hgu133plus2cdf.html" text:style-name="Internet_20_link" text:visited-style-name="Visited_20_Internet_20_Link">https://bioconductor.org/packages/release/data/annotation/html/hgu133plus2cdf.html</text:a></text:p>
      <text:p text:style-name="P1"><text:a xlink:type="simple" xlink:href="http://homer.salk.edu/homer/basicTutorial/affymetrix.html" text:style-name="Internet_20_link" text:visited-style-name="Visited_20_Internet_20_Link">http://homer.salk.edu/homer/basicTutorial/affymetrix.html</text:a></text:p>
      <text:p text:style-name="P1"><text:a xlink:type="simple" xlink:href="http://lectures.molgen.mpg.de/swp13/pres.pdf" text:style-name="Internet_20_link" text:visited-style-name="Visited_20_Internet_20_Link">http://lectures.molgen.mpg.de/swp13/pres.pdf</text:a></text:p>
      <text:p text:style-name="P1">http://jura.wi.mit.edu/bio/education/bioinfo2007/arrays/array_exercises_1R.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, sans-serif"/>
    <style:font-face style:name="Lucida Console" svg:font-family="'Lucida Console'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7M59S</meta:editing-duration>
    <meta:editing-cycles>8</meta:editing-cycles>
    <meta:generator>OpenOffice/4.1.2$Win32 OpenOffice.org_project/412m3$Build-9782</meta:generator>
    <dc:date>2016-03-18T18:36:51.06</dc:date>
    <meta:document-statistic meta:table-count="0" meta:image-count="0" meta:object-count="0" meta:page-count="2" meta:paragraph-count="59" meta:word-count="325" meta:character-count="2882"/>
    <meta:user-defined meta:name="Info 1"/>
    <meta:user-defined meta:name="Info 2"/>
    <meta:user-defined meta:name="Info 3"/>
    <meta:user-defined meta:name="Info 4"/>
  </office:meta>
</office:document-meta>
</file>